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ejaVu Sans2" svg:font-family="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textarea-vertical-align="middle" draw:auto-grow-height="false" fo:min-height="4.83cm" fo:min-width="4.58cm"/>
    </style:style>
    <style:style style:name="gr3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198cm" fo:min-width="0.085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198cm" fo:min-width="0.085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>
      <style:graphic-properties draw:stroke="solid" svg:stroke-width="0.203cm" svg:stroke-color="#ff3333" draw:marker-start-width="0.503cm" draw:marker-end-width="0.503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4.473cm" svg:y="-1.29cm"/>
          <draw:glue-point draw:id="5" svg:x="-4.122cm" svg:y="-0.967cm"/>
          <draw:glue-point draw:id="6" svg:x="-3.637cm" svg:y="-0.468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glue-point draw:id="27" svg:x="-4.318cm" svg:y="-1.875cm"/>
          <draw:glue-point draw:id="28" svg:x="-3.978cm" svg:y="-1.562cm"/>
          <draw:glue-point draw:id="29" svg:x="-3.637cm" svg:y="-1.25cm"/>
          <draw:glue-point draw:id="30" svg:x="-3.298cm" svg:y="-0.781cm"/>
          <draw:glue-point draw:id="31" svg:x="-3.298cm" svg:y="-0.312cm"/>
          <draw:glue-point draw:id="32" svg:x="-2.787cm" svg:y="-0.468cm"/>
          <draw:glue-point draw:id="33" svg:x="-2.787cm" svg:y="0.312cm"/>
          <draw:glue-point draw:id="34" svg:x="-2.447cm" svg:y="-0.156cm"/>
          <draw:glue-point draw:id="35" svg:x="-2.447cm" svg:y="0.625cm"/>
          <draw:glue-point draw:id="36" svg:x="-2.106cm" svg:y="0.156cm"/>
          <draw:glue-point draw:id="37" svg:x="-2.106cm" svg:y="0.937cm"/>
          <draw:glue-point draw:id="38" svg:x="-1.767cm" svg:y="0.468cm"/>
          <draw:glue-point draw:id="39" svg:x="-1.767cm" svg:y="1.25cm"/>
          <draw:glue-point draw:id="40" svg:x="-1.256cm" svg:y="0.937cm"/>
          <draw:glue-point draw:id="41" svg:x="-1.256cm" svg:y="1.562cm"/>
          <draw:glue-point draw:id="42" svg:x="-0.915cm" svg:y="1.25cm"/>
          <draw:glue-point draw:id="43" svg:x="-0.915cm" svg:y="2.031cm"/>
          <draw:glue-point draw:id="44" svg:x="-0.575cm" svg:y="1.562cm"/>
          <draw:glue-point draw:id="45" svg:x="-0.575cm" svg:y="2.343cm"/>
          <draw:glue-point draw:id="46" svg:x="-0.064cm" svg:y="2.031cm"/>
          <draw:g xml:id="id2" draw:id="id2">
            <draw:polygon draw:style-name="gr1" draw:text-style-name="P1" draw:layer="layout" svg:width="4.374cm" svg:height="3.251cm" draw:transform="rotate (0.538957673015849) translate (9.28996025576483cm 11.0435949040544cm)" svg:viewBox="0 0 4375 3252" draw:points="0,723 0,0 4375,2529 4375,3252">
              <text:p/>
            </draw:polygon>
            <draw:polygon draw:style-name="gr2" draw:text-style-name="P1" draw:layer="layout" svg:width="1.874cm" svg:height="1.805cm" draw:transform="rotate (0.538957673015849) translate (13.7864125067823cm 10.038325211723cm)" svg:viewBox="0 0 1875 1806" draw:points="0,1806 0,1084 1875,0 1875,723">
              <text:p/>
            </draw:polygon>
            <draw:polygon draw:style-name="gr3" draw:text-style-name="P1" draw:layer="layout" svg:width="6.249cm" svg:height="3.612cm" draw:transform="skewX (-8.24863614384039E-017) rotate (0.538957673015849) translate (8.7336062533751cm 10.1132582853916cm)" svg:viewBox="0 0 6250 3613" draw:points="4375,3613 0,1084 1875,0 6250,2529">
              <text:p/>
            </draw:polygon>
            <draw:polygon draw:style-name="gr4" draw:text-style-name="P1" draw:layer="layout" svg:width="0.249cm" svg:height="0.433cm" draw:transform="rotate (0.538957673015849) translate (13.8766910502205cm 11.1634891040492cm)" svg:viewBox="0 0 250 434" draw:points="0,289 0,0 250,145 250,434">
              <text:p/>
            </draw:polygon>
            <draw:polygon draw:style-name="gr5" draw:text-style-name="P1" draw:layer="layout" svg:width="0.249cm" svg:height="0.866cm" draw:transform="rotate (0.538957673015849) translate (9.00097918103032cm 11.0474599325519cm)" svg:viewBox="0 0 250 867" draw:points="0,723 0,0 250,145 250,867">
              <text:p/>
            </draw:polygon>
            <draw:polygon draw:style-name="gr6" draw:text-style-name="P1" draw:layer="layout" svg:width="0.249cm" svg:height="0.866cm" draw:transform="rotate (0.538957673015849) translate (14.342766509172cm 10.9686618303858cm)" svg:viewBox="0 0 250 867" draw:points="0,723 0,0 250,145 250,867">
              <text:p/>
            </draw:polygon>
            <draw:polygon draw:style-name="gr7" draw:text-style-name="P1" draw:layer="layout" svg:width="6.499cm" svg:height="4.479cm" draw:transform="skewX (-6.39644625422719E-017) rotate (0.538957673015849) translate (8.51904522508571cm 10.241568710297cm)" svg:viewBox="0 0 6500 4480" draw:points="0,1662 0,939 250,1084 2125,0 6500,2529 6500,3252 4875,4191 4875,4480">
              <text:p/>
            </draw:polygon>
            <draw:polygon draw:style-name="gr8" draw:text-style-name="P1" draw:layer="layout" svg:width="0.124cm" svg:height="0.216cm" draw:transform="rotate (0.538957673015849) translate (9.65694106991801cm 11.4137112128594cm)" svg:viewBox="0 0 125 217" draw:points="0,145 0,0 125,72 125,217">
              <text:p/>
            </draw:polygon>
            <draw:polygon draw:style-name="gr9" draw:text-style-name="P1" draw:layer="layout" svg:width="0.124cm" svg:height="0.216cm" draw:transform="rotate (0.538957673015849) translate (9.5086142187274cm 11.1656786641569cm)" svg:viewBox="0 0 125 217" draw:points="0,145 0,0 125,72 125,217">
              <text:p/>
            </draw:polygon>
            <draw:polygon draw:style-name="gr10" draw:text-style-name="P1" draw:layer="layout" svg:width="0.124cm" svg:height="0.216cm" draw:transform="rotate (0.538957673015849) translate (9.9454089029529cm 11.4089879402488cm)" svg:viewBox="0 0 125 217" draw:points="0,145 0,0 125,72 125,217">
              <text:p/>
            </draw:polygon>
            <draw:polygon draw:style-name="gr11" draw:text-style-name="P1" draw:layer="layout" svg:width="0.124cm" svg:height="0.216cm" draw:transform="rotate (0.538957673015849) translate (9.79708205176228cm 11.1609553915462cm)" svg:viewBox="0 0 125 217" draw:points="0,145 0,0 125,72 125,217">
              <text:p/>
            </draw:polygon>
            <draw:polygon draw:style-name="gr12" draw:text-style-name="P1" draw:layer="layout" svg:width="0.124cm" svg:height="0.216cm" draw:transform="rotate (0.538957673015849) translate (10.2343899776874cm 11.4051229117512cm)" svg:viewBox="0 0 125 217" draw:points="0,145 0,0 125,72 125,217">
              <text:p/>
            </draw:polygon>
            <draw:polygon draw:style-name="gr13" draw:text-style-name="P1" draw:layer="layout" svg:width="0.124cm" svg:height="0.216cm" draw:transform="rotate (0.538957673015849) translate (10.0860631264968cm 11.1570903630487cm)" svg:viewBox="0 0 125 217" draw:points="0,145 0,0 125,72 125,217">
              <text:p/>
            </draw:polygon>
            <draw:polygon draw:style-name="gr14" draw:text-style-name="P1" draw:layer="layout" svg:width="0.124cm" svg:height="0.216cm" draw:transform="rotate (0.538957673015849) translate (10.5228578107223cm 11.4003996391405cm)" svg:viewBox="0 0 125 217" draw:points="0,145 0,0 125,72 125,217">
              <text:p/>
            </draw:polygon>
            <draw:polygon draw:style-name="gr15" draw:text-style-name="P1" draw:layer="layout" svg:width="0.124cm" svg:height="0.216cm" draw:transform="rotate (0.538957673015849) translate (10.3745309595317cm 11.152367090438cm)" svg:viewBox="0 0 125 217" draw:points="0,145 0,0 125,72 125,217">
              <text:p/>
            </draw:polygon>
            <draw:polygon draw:style-name="gr16" draw:text-style-name="P1" draw:layer="layout" svg:width="0.124cm" svg:height="0.216cm" draw:transform="rotate (0.538957673015849) translate (10.9560728019743cm 11.3941729743377cm)" svg:viewBox="0 0 125 217" draw:points="0,145 0,0 125,72 125,217">
              <text:p/>
            </draw:polygon>
            <draw:polygon draw:style-name="gr17" draw:text-style-name="P1" draw:layer="layout" svg:width="0.124cm" svg:height="0.216cm" draw:transform="rotate (0.538957673015849) translate (10.8077459507836cm 11.1461404256351cm)" svg:viewBox="0 0 125 217" draw:points="0,145 0,0 125,72 125,217">
              <text:p/>
            </draw:polygon>
            <draw:polygon draw:style-name="gr18" draw:text-style-name="P1" draw:layer="layout" svg:width="0.124cm" svg:height="0.216cm" draw:transform="rotate (0.538957673015849) translate (11.2450538767088cm 11.3903079458401cm)" svg:viewBox="0 0 125 217" draw:points="0,145 0,0 125,72 125,217">
              <text:p/>
            </draw:polygon>
            <draw:polygon draw:style-name="gr19" draw:text-style-name="P1" draw:layer="layout" svg:width="0.124cm" svg:height="0.216cm" draw:transform="rotate (0.538957673015849) translate (11.0962137838185cm 11.1414171530244cm)" svg:viewBox="0 0 125 217" draw:points="0,145 0,0 125,72 125,217">
              <text:p/>
            </draw:polygon>
            <draw:polygon draw:style-name="gr20" draw:text-style-name="P1" draw:layer="layout" svg:width="0.124cm" svg:height="0.216cm" draw:transform="rotate (0.538957673015849) translate (11.5335217097437cm 11.3855846732294cm)" svg:viewBox="0 0 125 217" draw:points="0,145 0,0 125,72 125,217">
              <text:p/>
            </draw:polygon>
            <draw:polygon draw:style-name="gr21" draw:text-style-name="P1" draw:layer="layout" svg:width="0.124cm" svg:height="0.216cm" draw:transform="rotate (0.538957673015849) translate (11.385194858553cm 11.1375521245269cm)" svg:viewBox="0 0 125 217" draw:points="0,145 0,0 125,72 125,217">
              <text:p/>
            </draw:polygon>
            <draw:polygon draw:style-name="gr22" draw:text-style-name="P1" draw:layer="layout" svg:width="0.124cm" svg:height="0.216cm" draw:transform="rotate (0.538957673015849) translate (11.8225027844782cm 11.3817196447319cm)" svg:viewBox="0 0 125 217" draw:points="0,145 0,0 125,72 125,217">
              <text:p/>
            </draw:polygon>
            <draw:polygon draw:style-name="gr23" draw:text-style-name="P1" draw:layer="layout" svg:width="0.124cm" svg:height="0.216cm" draw:transform="rotate (0.538957673015849) translate (11.6741759332876cm 11.1336870960294cm)" svg:viewBox="0 0 125 217" draw:points="0,145 0,0 125,72 125,217">
              <text:p/>
            </draw:polygon>
            <draw:polygon draw:style-name="gr24" draw:text-style-name="P1" draw:layer="layout" svg:width="0.124cm" svg:height="0.216cm" draw:transform="rotate (0.538957673015849) translate (12.2552045340305cm 11.3746347358159cm)" svg:viewBox="0 0 125 217" draw:points="0,145 0,0 125,72 125,217">
              <text:p/>
            </draw:polygon>
            <draw:polygon draw:style-name="gr25" draw:text-style-name="P1" draw:layer="layout" svg:width="0.124cm" svg:height="0.216cm" draw:transform="rotate (0.538957673015849) translate (12.1068776828399cm 11.1266021871133cm)" svg:viewBox="0 0 125 217" draw:points="0,145 0,0 125,72 125,217">
              <text:p/>
            </draw:polygon>
            <draw:polygon draw:style-name="gr26" draw:text-style-name="P1" draw:layer="layout" svg:width="0.124cm" svg:height="0.216cm" draw:transform="rotate (0.538957673015849) translate (12.544185608765cm 11.3707697073183cm)" svg:viewBox="0 0 125 217" draw:points="0,145 0,0 125,72 125,217">
              <text:p/>
            </draw:polygon>
            <draw:polygon draw:style-name="gr27" draw:text-style-name="P1" draw:layer="layout" svg:width="0.124cm" svg:height="0.216cm" draw:transform="rotate (0.538957673015849) translate (12.3958587575744cm 11.1227371586158cm)" svg:viewBox="0 0 125 217" draw:points="0,145 0,0 125,72 125,217">
              <text:p/>
            </draw:polygon>
            <draw:polygon draw:style-name="gr28" draw:text-style-name="P1" draw:layer="layout" svg:width="0.124cm" svg:height="0.216cm" draw:transform="rotate (0.538957673015849) translate (12.8326534417999cm 11.3660464347076cm)" svg:viewBox="0 0 125 217" draw:points="0,145 0,0 125,72 125,217">
              <text:p/>
            </draw:polygon>
            <draw:polygon draw:style-name="gr29" draw:text-style-name="P1" draw:layer="layout" svg:width="0.124cm" svg:height="0.216cm" draw:transform="rotate (0.538957673015849) translate (12.6843265906093cm 11.1180138860051cm)" svg:viewBox="0 0 125 217" draw:points="0,145 0,0 125,72 125,217">
              <text:p/>
            </draw:polygon>
            <draw:polygon draw:style-name="gr30" draw:text-style-name="P1" draw:layer="layout" svg:width="0.124cm" svg:height="0.216cm" draw:transform="rotate (0.538957673015849) translate (13.1216345165344cm 11.3621814062101cm)" svg:viewBox="0 0 125 217" draw:points="0,145 0,0 125,72 125,217">
              <text:p/>
            </draw:polygon>
            <draw:polygon draw:style-name="gr31" draw:text-style-name="P1" draw:layer="layout" svg:width="0.124cm" svg:height="0.216cm" draw:transform="rotate (0.538957673015849) translate (12.9733076653438cm 11.1141488575076cm)" svg:viewBox="0 0 125 217" draw:points="0,145 0,0 125,72 125,217">
              <text:p/>
            </draw:polygon>
          </draw:g>
          <draw:frame draw:style-name="gr32" draw:text-style-name="P2" draw:layer="layout" svg:width="7.411cm" svg:height="1.673cm" svg:x="9.255cm" svg:y="7.328cm">
            <draw:text-box>
              <text:p text:style-name="P2"><text:span text:style-name="T1">Virtual network switch </text:span></text:p>
              <text:p text:style-name="P2"><text:span text:style-name="T1">in NAT mode</text:span></text:p>
            </draw:text-box>
          </draw:frame>
          <draw:custom-shape draw:style-name="gr33" draw:text-style-name="P3" draw:layer="layout" svg:width="5.08cm" svg:height="5.079cm" draw:transform="rotate (-3.11192205630589) translate (12.324cm 6.872cm)">
            <text:p/>
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g>
            <draw:g>
              <draw:glue-point draw:id="4" svg:x="0.256cm" svg:y="-5.041cm"/>
              <draw:glue-point draw:id="5" svg:x="2.008cm" svg:y="-4.173cm"/>
              <draw:glue-point draw:id="6" svg:x="3.76cm" svg:y="-3.347cm"/>
              <draw:glue-point draw:id="7" svg:x="3.76cm" svg:y="-0.454cm"/>
              <draw:glue-point draw:id="8" svg:x="3.76cm" svg:y="2.52cm"/>
              <draw:glue-point draw:id="9" svg:x="1.482cm" svg:y="3.512cm"/>
              <draw:glue-point draw:id="10" svg:x="-1.495cm" svg:y="4.917cm"/>
              <draw:glue-point draw:id="11" svg:x="-3.247cm" svg:y="4.09cm"/>
              <draw:glue-point draw:id="12" svg:x="-5cm" svg:y="3.264cm"/>
              <draw:glue-point draw:id="13" svg:x="-5cm" svg:y="-2.52cm"/>
              <draw:glue-point draw:id="14" svg:x="-2.371cm" svg:y="-3.76cm"/>
              <draw:path draw:style-name="gr34" draw:text-style-name="P4" draw:layer="layout" svg:width="2.507cm" svg:height="1.469cm" svg:x="4.969cm" svg:y="4.741cm" svg:viewBox="0 0 2508 1470" svg:d="M0 1470c710 0 1823-464 2303-770s0-700-242-700z">
                <text:p/>
              </draw:path>
              <draw:g>
                <draw:polygon draw:style-name="gr35" draw:text-style-name="P1" draw:layer="layout" svg:width="1.454cm" svg:height="3.639cm" svg:x="3.514cm" svg:y="2.571cm" svg:viewBox="0 0 1455 3640" draw:points="0,2800 0,0 1455,840 1455,3640">
                  <text:p/>
                </draw:polygon>
                <draw:polygon draw:style-name="gr36" draw:text-style-name="P1" draw:layer="layout" svg:width="2.06cm" svg:height="3.989cm" svg:x="4.969cm" svg:y="2.221cm" svg:viewBox="0 0 2061 3990" draw:points="0,3990 0,1190 2061,0 2061,2800">
                  <text:p/>
                </draw:polygon>
                <draw:polygon draw:style-name="gr37" draw:text-style-name="P1" draw:layer="layout" svg:width="3.515cm" svg:height="2.029cm" svg:x="3.514cm" svg:y="1.381cm" svg:viewBox="0 0 3516 2030" draw:points="1455,2030 0,1190 2061,0 3516,840">
                  <text:p/>
                </draw:polygon>
                <draw:polygon draw:style-name="gr38" draw:text-style-name="P1" draw:layer="layout" svg:width="3.515cm" svg:height="4.829cm" svg:x="3.514cm" svg:y="1.381cm" svg:viewBox="0 0 3516 4830" draw:points="0,3990 0,1190 2061,0 3516,840 3516,3640 1455,4830">
                  <text:p/>
                </draw:polygon>
                <draw:line draw:style-name="gr39" draw:text-style-name="P1" draw:layer="layout" svg:x1="4.726cm" svg:y1="5.511cm" svg:x2="3.756cm" svg:y2="4.951cm">
                  <text:p/>
                </draw:line>
                <draw:line draw:style-name="gr40" draw:text-style-name="P1" draw:layer="layout" svg:x1="4.726cm" svg:y1="5.791cm" svg:x2="3.756cm" svg:y2="5.231cm">
                  <text:p/>
                </draw:line>
                <draw:line draw:style-name="gr41" draw:text-style-name="P1" draw:layer="layout" svg:x1="4.726cm" svg:y1="5.651cm" svg:x2="3.756cm" svg:y2="5.091cm">
                  <text:p/>
                </draw:line>
                <draw:polyline draw:style-name="gr42" draw:text-style-name="P1" draw:layer="layout" svg:width="1.211cm" svg:height="0.839cm" svg:x="3.635cm" svg:y="2.991cm" svg:viewBox="0 0 1212 840" draw:points="1212,840 0,140 0,0">
                  <text:p/>
                </draw:polyline>
                <draw:polyline draw:style-name="gr43" draw:text-style-name="P1" draw:layer="layout" svg:width="1.19cm" svg:height="0.842cm" svg:x="3.656cm" svg:y="2.988cm" svg:viewBox="0 0 1191 843" draw:points="1191,843 1191,703 0,0">
                  <text:p/>
                </draw:polyline>
                <draw:polygon draw:style-name="gr44" draw:text-style-name="P1" draw:layer="layout" svg:width="0.141cm" svg:height="0.246cm" svg:x="4.084cm" svg:y="4.388cm" svg:viewBox="0 0 142 247" draw:points="0,165 0,0 142,82 142,247">
                  <text:p/>
                </draw:polygon>
                <draw:line draw:style-name="gr45" draw:text-style-name="P1" draw:layer="layout" svg:x1="4.726cm" svg:y1="5.371cm" svg:x2="3.756cm" svg:y2="4.811cm">
                  <text:p/>
                </draw:line>
              </draw:g>
            </draw:g>
            <draw:frame draw:style-name="gr32" draw:text-style-name="P3" draw:layer="layout" svg:width="4.804cm" svg:height="2.384cm" svg:x="2.27cm" svg:y="6.617cm">
              <draw:text-box>
                <text:p text:style-name="P3">Host Server</text:p>
                <text:p text:style-name="P3"><text:span text:style-name="T1">“</text:span><text:span text:style-name="T1">iot-lab-vsrvr”</text:span></text:p>
                <text:p text:style-name="P3"/>
              </draw:text-box>
            </draw:frame>
          </draw:g>
          <draw:frame draw:style-name="gr32" draw:text-style-name="P2" draw:layer="layout" svg:width="2.907cm" svg:height="2.384cm" svg:x="11.668cm" svg:y="2.172cm">
            <draw:text-box>
              <text:p text:style-name="P2"><text:span text:style-name="T1">NAT </text:span></text:p>
              <text:p text:style-name="P2"><text:span text:style-name="T1">applied </text:span></text:p>
              <text:p text:style-name="P2"><text:span text:style-name="T1">here</text:span></text:p>
            </draw:text-box>
          </draw:frame>
          <draw:g xml:id="id3" draw:id="id3">
            <draw:g>
              <draw:g>
                <draw:glue-point draw:id="4" svg:x="-0.555cm" svg:y="-5cm"/>
                <draw:glue-point draw:id="5" svg:x="1.805cm" svg:y="-3.068cm"/>
                <draw:glue-point draw:id="6" svg:x="4.305cm" svg:y="-1.022cm"/>
                <draw:glue-point draw:id="7" svg:x="4.305cm" svg:y="0.227cm"/>
                <draw:glue-point draw:id="8" svg:x="4.305cm" svg:y="1.25cm"/>
                <draw:glue-point draw:id="9" svg:x="2.777cm" svg:y="2.5cm"/>
                <draw:glue-point draw:id="10" svg:x="0.416cm" svg:y="4.886cm"/>
                <draw:glue-point draw:id="11" svg:x="-2.638cm" svg:y="2.386cm"/>
                <draw:glue-point draw:id="12" svg:x="-5cm" svg:y="0.454cm"/>
                <draw:glue-point draw:id="13" svg:x="-5cm" svg:y="-0.681cm"/>
                <draw:glue-point draw:id="14" svg:x="-5cm" svg:y="-1.818cm"/>
                <draw:glue-point draw:id="15" svg:x="-2.5cm" svg:y="-3.409cm"/>
                <draw:path draw:style-name="gr46" draw:text-style-name="P4" draw:layer="layout" svg:width="2.12cm" svg:height="1.373cm" svg:x="8.092cm" svg:y="15.683cm" svg:viewBox="0 0 2121 1374" svg:d="M2 1374c176 0 2119-854 2119-1114s-273-260-450-260c0 111-1734 557-1669 1374z">
                  <text:p/>
                </draw:path>
                <draw:g>
                  <draw:polygon draw:style-name="gr47" draw:text-style-name="P1" draw:layer="layout" svg:width="2.247cm" svg:height="2.041cm" svg:x="5.716cm" svg:y="14.941cm" svg:viewBox="0 0 2248 2042" draw:points="0,743 0,0 2248,1300 2248,2042">
                    <text:p/>
                  </draw:polygon>
                  <draw:polygon draw:style-name="gr48" draw:text-style-name="P1" draw:layer="layout" svg:width="1.926cm" svg:height="1.855cm" svg:x="7.964cm" svg:y="15.127cm" svg:viewBox="0 0 1927 1856" draw:points="0,1856 0,1114 1927,0 1927,743">
                    <text:p/>
                  </draw:polygon>
                  <draw:polygon draw:style-name="gr49" draw:text-style-name="P1" draw:layer="layout" svg:width="4.174cm" svg:height="2.412cm" svg:x="5.716cm" svg:y="13.827cm" svg:viewBox="0 0 4175 2413" draw:points="2248,2413 0,1114 1927,0 4175,1300">
                    <text:p/>
                  </draw:polygon>
                  <draw:line draw:style-name="gr50" draw:text-style-name="P1" draw:layer="layout" svg:x1="6.487cm" svg:y1="15.535cm" svg:x2="6.487cm" svg:y2="15.981cm">
                    <text:p/>
                  </draw:line>
                  <draw:line draw:style-name="gr51" draw:text-style-name="P1" draw:layer="layout" svg:x1="7.901cm" svg:y1="16.486cm" svg:x2="6.873cm" svg:y2="15.892cm">
                    <text:p/>
                  </draw:line>
                  <draw:line draw:style-name="gr52" draw:text-style-name="P1" draw:layer="layout" svg:x1="6.867cm" svg:y1="15.758cm" svg:x2="6.867cm" svg:y2="15.907cm">
                    <text:p/>
                  </draw:line>
                  <draw:line draw:style-name="gr53" draw:text-style-name="P1" draw:layer="layout" svg:x1="7.895cm" svg:y1="16.352cm" svg:x2="7.895cm" svg:y2="16.501cm">
                    <text:p/>
                  </draw:line>
                  <draw:line draw:style-name="gr54" draw:text-style-name="P1" draw:layer="layout" svg:x1="7.895cm" svg:y1="16.352cm" svg:x2="6.867cm" svg:y2="15.758cm">
                    <text:p/>
                  </draw:line>
                  <draw:polygon draw:style-name="gr55" draw:text-style-name="P1" draw:layer="layout" svg:width="0.127cm" svg:height="0.222cm" svg:x="6.616cm" svg:y="15.609cm" svg:viewBox="0 0 128 223" draw:points="0,149 0,0 128,74 128,223">
                    <text:p/>
                  </draw:polygon>
                  <draw:line draw:style-name="gr56" draw:text-style-name="P1" draw:layer="layout" svg:x1="6.359cm" svg:y1="15.461cm" svg:x2="6.359cm" svg:y2="15.907cm">
                    <text:p/>
                  </draw:line>
                  <draw:line draw:style-name="gr57" draw:text-style-name="P1" draw:layer="layout" svg:x1="6.23cm" svg:y1="15.386cm" svg:x2="6.23cm" svg:y2="15.832cm">
                    <text:p/>
                  </draw:line>
                  <draw:line draw:style-name="gr58" draw:text-style-name="P1" draw:layer="layout" svg:x1="6.102cm" svg:y1="15.312cm" svg:x2="6.102cm" svg:y2="15.758cm">
                    <text:p/>
                  </draw:line>
                  <draw:line draw:style-name="gr59" draw:text-style-name="P1" draw:layer="layout" svg:x1="5.973cm" svg:y1="15.238cm" svg:x2="5.973cm" svg:y2="15.684cm">
                    <text:p/>
                  </draw:line>
                  <draw:line draw:style-name="gr60" draw:text-style-name="P1" draw:layer="layout" svg:x1="5.845cm" svg:y1="15.163cm" svg:x2="5.845cm" svg:y2="15.609cm">
                    <text:p/>
                  </draw:line>
                  <draw:polygon draw:style-name="gr61" draw:text-style-name="P1" draw:layer="layout" svg:width="0.127cm" svg:height="0.816cm" svg:x="5.588cm" svg:y="14.866cm" svg:viewBox="0 0 128 817" draw:points="0,743 0,0 128,74 128,817">
                    <text:p/>
                  </draw:polygon>
                  <draw:polygon draw:style-name="gr62" draw:text-style-name="P1" draw:layer="layout" svg:width="0.127cm" svg:height="0.816cm" svg:x="7.964cm" svg:y="16.24cm" svg:viewBox="0 0 128 817" draw:points="0,743 0,0 128,74 128,817">
                    <text:p/>
                  </draw:polygon>
                  <draw:polygon draw:style-name="gr63" draw:text-style-name="P1" draw:layer="layout" svg:width="4.303cm" svg:height="3.229cm" svg:x="5.588cm" svg:y="13.827cm" svg:viewBox="0 0 4304 3230" draw:points="0,1782 0,1039 128,1114 2055,0 4304,1300 4304,2042 2505,3082 2505,3230">
                    <text:p/>
                  </draw:polygon>
                </draw:g>
              </draw:g>
              <draw:g>
                <draw:custom-shape draw:style-name="gr64" draw:text-style-name="P1" draw:layer="layout" svg:width="0.624cm" svg:height="0.924cm" svg:x="8.671cm" svg:y="15.948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65" draw:text-style-name="P1" draw:layer="layout" svg:width="0.624cm" svg:height="0.293cm" svg:x="8.671cm" svg:y="15.94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32" draw:layer="layout" svg:width="5.988cm" svg:height="2.384cm" svg:x="4.772cm" svg:y="17.037cm">
              <draw:text-box>
                <text:p><text:span text:style-name="T1">cassandra-node-0</text:span></text:p>
                <text:p>IP: 192.168.122.10</text:p>
                <text:p>GW: 192.168.122.1</text:p>
              </draw:text-box>
            </draw:frame>
          </draw:g>
          <draw:g xml:id="id1" draw:id="id1">
            <draw:g>
              <draw:g>
                <draw:glue-point draw:id="4" svg:x="-0.555cm" svg:y="-5cm"/>
                <draw:glue-point draw:id="5" svg:x="1.805cm" svg:y="-3.068cm"/>
                <draw:glue-point draw:id="6" svg:x="4.305cm" svg:y="-1.022cm"/>
                <draw:glue-point draw:id="7" svg:x="4.305cm" svg:y="0.227cm"/>
                <draw:glue-point draw:id="8" svg:x="4.305cm" svg:y="1.25cm"/>
                <draw:glue-point draw:id="9" svg:x="2.777cm" svg:y="2.5cm"/>
                <draw:glue-point draw:id="10" svg:x="0.416cm" svg:y="4.886cm"/>
                <draw:glue-point draw:id="11" svg:x="-2.638cm" svg:y="2.386cm"/>
                <draw:glue-point draw:id="12" svg:x="-5cm" svg:y="0.454cm"/>
                <draw:glue-point draw:id="13" svg:x="-5cm" svg:y="-0.681cm"/>
                <draw:glue-point draw:id="14" svg:x="-5cm" svg:y="-1.818cm"/>
                <draw:glue-point draw:id="15" svg:x="-2.5cm" svg:y="-3.409cm"/>
                <draw:path draw:style-name="gr66" draw:text-style-name="P4" draw:layer="layout" svg:width="2.12cm" svg:height="1.373cm" svg:x="15.966cm" svg:y="15.683cm" svg:viewBox="0 0 2121 1374" svg:d="M2 1374c176 0 2119-854 2119-1114s-273-260-450-260c0 111-1734 557-1669 1374z">
                  <text:p/>
                </draw:path>
                <draw:g>
                  <draw:polygon draw:style-name="gr67" draw:text-style-name="P1" draw:layer="layout" svg:width="2.247cm" svg:height="2.041cm" svg:x="13.59cm" svg:y="14.941cm" svg:viewBox="0 0 2248 2042" draw:points="0,743 0,0 2248,1300 2248,2042">
                    <text:p/>
                  </draw:polygon>
                  <draw:polygon draw:style-name="gr68" draw:text-style-name="P1" draw:layer="layout" svg:width="1.926cm" svg:height="1.855cm" svg:x="15.838cm" svg:y="15.127cm" svg:viewBox="0 0 1927 1856" draw:points="0,1856 0,1114 1927,0 1927,743">
                    <text:p/>
                  </draw:polygon>
                  <draw:polygon draw:style-name="gr69" draw:text-style-name="P1" draw:layer="layout" svg:width="4.174cm" svg:height="2.412cm" svg:x="13.59cm" svg:y="13.827cm" svg:viewBox="0 0 4175 2413" draw:points="2248,2413 0,1114 1927,0 4175,1300">
                    <text:p/>
                  </draw:polygon>
                  <draw:line draw:style-name="gr70" draw:text-style-name="P1" draw:layer="layout" svg:x1="14.361cm" svg:y1="15.535cm" svg:x2="14.361cm" svg:y2="15.981cm">
                    <text:p/>
                  </draw:line>
                  <draw:line draw:style-name="gr71" draw:text-style-name="P1" draw:layer="layout" svg:x1="15.775cm" svg:y1="16.486cm" svg:x2="14.747cm" svg:y2="15.892cm">
                    <text:p/>
                  </draw:line>
                  <draw:line draw:style-name="gr72" draw:text-style-name="P1" draw:layer="layout" svg:x1="14.741cm" svg:y1="15.758cm" svg:x2="14.741cm" svg:y2="15.907cm">
                    <text:p/>
                  </draw:line>
                  <draw:line draw:style-name="gr73" draw:text-style-name="P1" draw:layer="layout" svg:x1="15.769cm" svg:y1="16.352cm" svg:x2="15.769cm" svg:y2="16.501cm">
                    <text:p/>
                  </draw:line>
                  <draw:line draw:style-name="gr74" draw:text-style-name="P1" draw:layer="layout" svg:x1="15.769cm" svg:y1="16.352cm" svg:x2="14.741cm" svg:y2="15.758cm">
                    <text:p/>
                  </draw:line>
                  <draw:polygon draw:style-name="gr75" draw:text-style-name="P1" draw:layer="layout" svg:width="0.127cm" svg:height="0.222cm" svg:x="14.49cm" svg:y="15.609cm" svg:viewBox="0 0 128 223" draw:points="0,149 0,0 128,74 128,223">
                    <text:p/>
                  </draw:polygon>
                  <draw:line draw:style-name="gr76" draw:text-style-name="P1" draw:layer="layout" svg:x1="14.233cm" svg:y1="15.461cm" svg:x2="14.233cm" svg:y2="15.907cm">
                    <text:p/>
                  </draw:line>
                  <draw:line draw:style-name="gr77" draw:text-style-name="P1" draw:layer="layout" svg:x1="14.104cm" svg:y1="15.386cm" svg:x2="14.104cm" svg:y2="15.832cm">
                    <text:p/>
                  </draw:line>
                  <draw:line draw:style-name="gr78" draw:text-style-name="P1" draw:layer="layout" svg:x1="13.976cm" svg:y1="15.312cm" svg:x2="13.976cm" svg:y2="15.758cm">
                    <text:p/>
                  </draw:line>
                  <draw:line draw:style-name="gr79" draw:text-style-name="P1" draw:layer="layout" svg:x1="13.847cm" svg:y1="15.238cm" svg:x2="13.847cm" svg:y2="15.684cm">
                    <text:p/>
                  </draw:line>
                  <draw:line draw:style-name="gr80" draw:text-style-name="P1" draw:layer="layout" svg:x1="13.719cm" svg:y1="15.163cm" svg:x2="13.719cm" svg:y2="15.609cm">
                    <text:p/>
                  </draw:line>
                  <draw:polygon draw:style-name="gr81" draw:text-style-name="P1" draw:layer="layout" svg:width="0.127cm" svg:height="0.816cm" svg:x="13.462cm" svg:y="14.866cm" svg:viewBox="0 0 128 817" draw:points="0,743 0,0 128,74 128,817">
                    <text:p/>
                  </draw:polygon>
                  <draw:polygon draw:style-name="gr82" draw:text-style-name="P1" draw:layer="layout" svg:width="0.127cm" svg:height="0.816cm" svg:x="15.838cm" svg:y="16.24cm" svg:viewBox="0 0 128 817" draw:points="0,743 0,0 128,74 128,817">
                    <text:p/>
                  </draw:polygon>
                  <draw:polygon draw:style-name="gr83" draw:text-style-name="P1" draw:layer="layout" svg:width="4.303cm" svg:height="3.229cm" svg:x="13.462cm" svg:y="13.827cm" svg:viewBox="0 0 4304 3230" draw:points="0,1782 0,1039 128,1114 2055,0 4304,1300 4304,2042 2505,3082 2505,3230">
                    <text:p/>
                  </draw:polygon>
                </draw:g>
              </draw:g>
              <draw:g>
                <draw:custom-shape draw:style-name="gr84" draw:text-style-name="P1" draw:layer="layout" svg:width="0.624cm" svg:height="0.924cm" svg:x="16.545cm" svg:y="15.948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85" draw:text-style-name="P1" draw:layer="layout" svg:width="0.624cm" svg:height="0.293cm" svg:x="16.545cm" svg:y="15.94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32" draw:layer="layout" svg:width="5.988cm" svg:height="2.384cm" svg:x="12.646cm" svg:y="17.037cm">
              <draw:text-box>
                <text:p><text:span text:style-name="T1">cassandra-node-1</text:span></text:p>
                <text:p>IP: 192.168.122.20</text:p>
                <text:p>GW: 192.168.122.1</text:p>
              </draw:text-box>
            </draw:frame>
          </draw:g>
          <draw:connector draw:style-name="gr86" draw:text-style-name="P3" draw:layer="layout" draw:type="curve" svg:x1="15.64cm" svg:y1="13.827cm" svg:x2="12.384cm" svg:y2="11.668cm" draw:start-shape="id1" draw:start-glue-point="0" draw:end-shape="id2" draw:end-glue-point="2" svg:d="M15640 13827c0-1618-3256-539-3256-2159" svg:viewBox="0 0 3257 2160">
            <text:p/>
          </draw:connector>
          <draw:connector draw:style-name="gr86" draw:text-style-name="P3" draw:layer="layout" draw:type="curve" svg:x1="7.766cm" svg:y1="13.827cm" svg:x2="12.384cm" svg:y2="11.668cm" draw:start-shape="id3" draw:end-shape="id2" draw:end-glue-point="2" svg:d="M7766 13827c0-1618 4618-539 4618-2159" svg:viewBox="0 0 4619 216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DejaVu Sans2" svg:font-family="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iu </meta:initial-creator>
    <meta:creation-date>2015-10-22T17:56:30.655157333</meta:creation-date>
    <dc:date>2015-10-22T18:14:09.981873865</dc:date>
    <dc:creator>leiu </dc:creator>
    <meta:editing-duration>PT17M39S</meta:editing-duration>
    <meta:editing-cycles>2</meta:editing-cycles>
    <meta:generator>LibreOffice/4.3.3.2$Linux_X86_64 LibreOffice_project/430m0$Build-2</meta:generator>
    <meta:document-statistic meta:object-count="106"/>
  </office:meta>
</office:document-meta>
</file>